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165.72mm"/>
    </style:style>
    <style:style style:name="co3" style:family="table-column">
      <style:table-column-properties fo:break-before="auto" style:column-width="117.79mm"/>
    </style:style>
    <style:style style:name="co4" style:family="table-column">
      <style:table-column-properties fo:break-before="auto" style:column-width="7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ext-properties fo:color="#000000" style:font-name="Liberation Sans1" fo:font-size="10pt" fo:language="en" fo:country="US" style:font-size-asian="10pt" style:language-asian="en" style:country-asian="US" style:font-size-complex="10pt" style:language-complex="en" style:country-complex="US"/>
    </style:style>
    <style:style style:name="ce6" style:family="table-cell" style:parent-style-name="Default">
      <style:text-properties style:font-name="Liberation Sans1" fo:language="en" fo:country="US" style:font-name-asian="DejaVu Sans Mono" style:language-asian="en" style:country-asian="US" style:font-name-complex="DejaVu Sans Mono" style:language-complex="en" style:country-complex="US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Метод html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Действие</text:p>
          </table:table-cell>
          <table:table-cell office:value-type="string" calcext:value-type="string">
            <text:p>Ответ сервера</text:p>
          </table:table-cell>
        </table:table-row>
        <table:table-row table:style-name="ro2">
          <table:table-cell office:value-type="string" calcext:value-type="string">
            <text:p>Позиция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4" office:value-type="string" calcext:value-type="string">
            <text:p>http://[hostname]/manager/api/v1.0/positions.json</text:p>
          </table:table-cell>
          <table:table-cell office:value-type="string" calcext:value-type="string">
            <text:p>Получить список позиций</text:p>
          </table:table-cell>
          <table:table-cell office:value-type="string" calcext:value-type="string">
            <text:p>поля с таблицы позиции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Задача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GET</text:p>
          </table:table-cell>
          <table:table-cell table:style-name="ce5" office:value-type="string" calcext:value-type="string">
            <text:p><text:span text:style-name="T1">http://[hostname]/manager/api/v1.0/</text:span><text:span text:style-name="T2">positions/&lt;</text:span><text:span text:style-name="T1">position.id&gt;/last_task.json</text:span></text:p>
          </table:table-cell>
          <table:table-cell office:value-type="string" calcext:value-type="string">
            <text:p>Получить данные о первой в очереди задачи</text:p>
          </table:table-cell>
          <table:table-cell office:value-type="string" calcext:value-type="string">
            <text:p>поля связанные с задачей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4"/>
          <table:table-cell office:value-type="string" calcext:value-type="string">
            <text:p>Обновить данные о задаче(кроме времени регистрации и файлов)</text:p>
          </table:table-cell>
          <table:table-cell office:value-type="string" calcext:value-type="string">
            <text:p>Успех или err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Состояния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</text:p>
          </table:table-cell>
          <table:table-cell office:value-type="string" calcext:value-type="string">
            <text:p>http://[hostname]/manager/api/v1.0/all_states.json</text:p>
          </table:table-cell>
          <table:table-cell office:value-type="string" calcext:value-type="string">
            <text:p>Получить список статусов у задачи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Файлы ДИ</text:p>
          </table:table-cell>
          <table:table-cell table:number-columns-repeated="2"/>
          <table:table-cell office:value-type="string" calcext:value-type="string">
            <text:p>Успех или error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table:style-name="ce4" office:value-type="string" calcext:value-type="string">
            <text:p>http://[hostname]/manager/api/v1.0/tasks/&lt;task.id&gt;/app_result</text:p>
          </table:table-cell>
          <table:table-cell office:value-type="string" calcext:value-type="string">
            <text:p>Прими результат пуска (один файл), тестовое, работать не будет</text:p>
          </table:table-cell>
          <table:table-cell/>
        </table:table-row>
        <table:table-row table:style-name="ro1">
          <table:table-cell table:style-name="ce3" office:value-type="string" calcext:value-type="string">
            <text:p>PUT</text:p>
          </table:table-cell>
          <table:table-cell/>
          <table:table-cell table:style-name="ce4" office:value-type="string" calcext:value-type="string">
            <text:p>Обновить файлы или добавить, тестовое, работать не будет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Информация о файле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6" office:value-type="string" calcext:value-type="string">
            <text:p>http://[hostname]/manager/api/v1.0/positions/&lt;id_position&gt;/last_task/files/&lt;file_name&gt;/file_info.json</text:p>
          </table:table-cell>
          <table:table-cell office:value-type="string" calcext:value-type="string">
            <text:p>Получить данные о файле перед его скуачиванем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Файлы задачи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4" office:value-type="string" calcext:value-type="string">
            <text:p>http://[hostname]/manager/api/v1.0/tasks/&lt;task.id&gt;/files/&lt;file.name&gt;</text:p>
          </table:table-cell>
          <table:table-cell office:value-type="string" calcext:value-type="string">
            <text:p>Получить файл у задачи с номером</text:p>
          </table:table-cell>
          <table:table-cell office:value-type="string" calcext:value-type="string">
            <text:p>Скачивание файл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.00.0000</text:date>, <text:time style:data-style-name="N2" text:time-value="09:36:07.729246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9:11:16.813356295</meta:creation-date>
    <dc:date>2018-02-26T10:09:33.452714497</dc:date>
    <meta:editing-duration>PT12H43M23S</meta:editing-duration>
    <meta:editing-cycles>9</meta:editing-cycles>
    <meta:generator>LibreOffice/5.2.7.2$Linux_X86_64 LibreOffice_project/20m0$Build-2</meta:generator>
    <meta:document-statistic meta:table-count="1" meta:cell-count="37" meta:object-count="0"/>
  </office:meta>
</office:document-meta>
</file>